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3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table:style-name="ce2" office:value-type="float" office:value="0.89032" calcext:value-type="float">
            <text:p>0.89032</text:p>
          </table:table-cell>
          <table:table-cell office:value-type="float" office:value="0.88751" calcext:value-type="float">
            <text:p>0.88751</text:p>
          </table:table-cell>
          <table:table-cell table:formula="of:=MAX([.B2:.C2])" office:value-type="float" office:value="0.89032" calcext:value-type="float">
            <text:p>0.89032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table:style-name="ce2" office:value-type="float" office:value="0.82036" calcext:value-type="float">
            <text:p>0.82036</text:p>
          </table:table-cell>
          <table:table-cell office:value-type="float" office:value="0.81643" calcext:value-type="float">
            <text:p>0.81643</text:p>
          </table:table-cell>
          <table:table-cell table:formula="of:=MAX([.B3:.C3])" office:value-type="float" office:value="0.82036" calcext:value-type="float">
            <text:p>0.82036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4395" calcext:value-type="float">
            <text:p>0.94395</text:p>
          </table:table-cell>
          <table:table-cell table:style-name="ce2" office:value-type="float" office:value="0.94529" calcext:value-type="float">
            <text:p>0.94529</text:p>
          </table:table-cell>
          <table:table-cell table:formula="of:=MAX([.B4:.C4])" office:value-type="float" office:value="0.94529" calcext:value-type="float">
            <text:p>0.94529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2602" calcext:value-type="float">
            <text:p>0.02602</text:p>
          </table:table-cell>
          <table:table-cell table:style-name="ce2" office:value-type="float" office:value="0.02431" calcext:value-type="float">
            <text:p>0.02431</text:p>
          </table:table-cell>
          <table:table-cell table:formula="of:=MIN([.B5:.C5])" office:value-type="float" office:value="0.02431" calcext:value-type="float">
            <text:p>0.02431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65.09265" calcext:value-type="float">
            <text:p>165.09265</text:p>
          </table:table-cell>
          <table:table-cell office:value-type="float" office:value="158.29547" calcext:value-type="float">
            <text:p>158.29547</text:p>
          </table:table-cell>
          <table:table-cell table:formula="of:=MAX([.B6:.C6])" office:value-type="float" office:value="165.09265" calcext:value-type="float">
            <text:p>165.09265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3.96111" calcext:value-type="float">
            <text:p>73.96111</text:p>
          </table:table-cell>
          <table:table-cell office:value-type="float" office:value="70.99444" calcext:value-type="float">
            <text:p>70.99444</text:p>
          </table:table-cell>
          <table:table-cell table:formula="of:=MAX([.B7:.C7])" office:value-type="float" office:value="73.96111" calcext:value-type="float">
            <text:p>73.96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1:32:43.718636629</dc:date>
    <meta:editing-duration>PT57S</meta:editing-duration>
    <meta:editing-cycles>2</meta:editing-cycles>
    <meta:generator>LibreOffice/6.0.7.3$Linux_X86_64 LibreOffice_project/00m0$Build-3</meta:generator>
    <meta:document-statistic meta:table-count="1" meta:cell-count="27" meta:object-count="0"/>
  </office:meta>
</office:document-meta>
</file>